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portedConfigurationClassEnhancementTests.importingNonConfigurationClassCausesBeanDefinitionParsing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portedConfigurationClassEnhancementTests.autowiredConfigClassIsEnhancedWhenIm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edConfigurationClassEnhancementTests.autowiredConfigClassIsEnhancedWhenRegisteredVia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edConfigurationClassEnhancementTests.autowiredConfigClassIsEnhanced( Class &lt; ? &gt; ... config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portedConfigurationClassEnhancementTests.autowiredConfigClassBeanMethodsRespectScopingWhenRegisteredVia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edConfigurationClassEnhancementTests.autowiredConfigClassBeanMethodsRespectScoping( Class &lt; ? &gt; ... config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mportedConfigurationClassEnhancementTests.autowiredConfigClassBeanMethodsRespectScopingWhenIm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ToBeAutowired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